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asian="Yu Mincho" style:font-name-complex="Calibri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font-name="Calibri" style:font-name-asian="Yu Mincho" style:font-name-complex="Calibri" fo:font-weight="bold" style:font-weight-asian="bold" style:font-weight-complex="bold"/>
    </style:style>
    <style:style style:name="P15" style:parent-style-name="Standard" style:family="paragraph">
      <style:text-properties style:font-name="Calibri" style:font-name-asian="Yu Mincho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Calibri" style:font-name-asian="Yu Mincho" style:font-name-complex="Calibri" fo:font-weight="bold" style:font-weight-asian="bold" style:font-weight-complex="bold"/>
    </style:style>
    <style:style style:name="T17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18" style:parent-style-name="Tipodeletrapredefinidodoparágrafo1" style:family="text">
      <style:text-properties style:font-name="Calibri" style:font-name-asian="Yu Mincho" style:font-name-complex="Calibri"/>
    </style:style>
    <style:style style:name="P19" style:parent-style-name="Standard" style:family="paragraph">
      <style:text-properties style:font-name="Calibri" style:font-name-asian="Yu Mincho" style:font-name-complex="Calibri"/>
    </style:style>
    <style:style style:name="P20" style:parent-style-name="Standard" style:family="paragraph">
      <style:text-properties style:font-name="Calibri" style:font-name-asian="Yu Mincho" style:font-name-complex="Calibri"/>
    </style:style>
    <style:style style:name="T21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22" style:parent-style-name="Tipodeletrapredefinidodoparágrafo1" style:family="text">
      <style:text-properties style:font-name="Calibri" style:font-name-asian="Yu Mincho" style:font-name-complex="Calibri"/>
    </style:style>
    <style:style style:name="P23" style:parent-style-name="Standard" style:family="paragraph">
      <style:text-properties style:font-name="Calibri" style:font-name-asian="Yu Mincho" style:font-name-complex="Calibri"/>
    </style:style>
    <style:style style:name="T24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25" style:parent-style-name="Tipodeletrapredefinidodoparágrafo1" style:family="text">
      <style:text-properties style:font-name="Calibri" style:font-name-asian="Yu Mincho" style:font-name-complex="Calibri"/>
    </style:style>
    <style:style style:name="P26" style:parent-style-name="Standard" style:family="paragraph">
      <style:text-properties style:font-name="Calibri" style:font-name-asian="Yu Mincho" style:font-name-complex="Calibri"/>
    </style:style>
    <style:style style:name="P27" style:parent-style-name="Standard" style:family="paragraph">
      <style:text-properties style:font-name="Calibri" style:font-name-asian="Yu Mincho" style:font-name-complex="Calibri"/>
    </style:style>
    <style:style style:name="P28" style:parent-style-name="Standard" style:family="paragraph">
      <style:text-properties style:font-name="Calibri" style:font-name-asian="Yu Mincho" style:font-name-complex="Calibri"/>
    </style:style>
    <style:style style:name="P29" style:parent-style-name="Standard" style:family="paragraph">
      <style:text-properties style:font-name="Calibri" style:font-name-asian="Yu Mincho" style:font-name-complex="Calibri"/>
    </style:style>
    <style:style style:name="P30" style:parent-style-name="Standard" style:family="paragraph">
      <style:text-properties style:font-name="Calibri" style:font-name-asian="Yu Mincho" style:font-name-complex="Calibri"/>
    </style:style>
    <style:style style:name="P31" style:parent-style-name="Standard" style:family="paragraph">
      <style:text-properties style:font-name="Calibri" style:font-name-asian="Yu Mincho" style:font-name-complex="Calibri"/>
    </style:style>
    <style:style style:name="T32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33" style:parent-style-name="Tipodeletrapredefinidodoparágrafo1" style:family="text">
      <style:text-properties style:font-name="Calibri" style:font-name-asian="Yu Mincho" style:font-name-complex="Calibri"/>
    </style:style>
    <style:style style:name="P34" style:parent-style-name="Standard" style:family="paragraph">
      <style:text-properties style:font-name="Calibri" style:font-name-asian="Yu Mincho" style:font-name-complex="Calibri"/>
    </style:style>
    <style:style style:name="P35" style:parent-style-name="Standard" style:family="paragraph">
      <style:text-properties style:font-name="Calibri" style:font-name-asian="Yu Mincho" style:font-name-complex="Calibri"/>
    </style:style>
    <style:style style:name="P36" style:parent-style-name="Standard" style:family="paragraph">
      <style:text-properties style:font-name="Calibri" style:font-name-asian="Yu Mincho" style:font-name-complex="Calibri"/>
    </style:style>
    <style:style style:name="P37" style:parent-style-name="Standard" style:family="paragraph">
      <style:text-properties style:font-name="Calibri" style:font-name-asian="Yu Mincho" style:font-name-complex="Calibri"/>
    </style:style>
    <style:style style:name="P38" style:parent-style-name="Standard" style:family="paragraph">
      <style:text-properties style:font-name="Calibri" style:font-name-asian="Yu Mincho" style:font-name-complex="Calibri"/>
    </style:style>
    <style:style style:name="P39" style:parent-style-name="Standard" style:family="paragraph">
      <style:text-properties style:font-name="Calibri" style:font-name-asian="Yu Mincho" style:font-name-complex="Calibri"/>
    </style:style>
    <style:style style:name="T40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41" style:parent-style-name="Tipodeletrapredefinidodoparágrafo1" style:family="text">
      <style:text-properties style:font-name="Calibri" style:font-name-asian="Yu Mincho" style:font-name-complex="Calibri"/>
    </style:style>
    <style:style style:name="P42" style:parent-style-name="Standard" style:family="paragraph">
      <style:text-properties style:font-name="Calibri" style:font-name-asian="Yu Mincho" style:font-name-complex="Calibri"/>
    </style:style>
    <style:style style:name="P43" style:parent-style-name="Standard" style:family="paragraph">
      <style:text-properties style:font-name="Calibri" style:font-name-asian="Yu Mincho" style:font-name-complex="Calibri"/>
    </style:style>
    <style:style style:name="P44" style:parent-style-name="Standard" style:family="paragraph">
      <style:text-properties style:font-name="Calibri" style:font-name-asian="Yu Mincho" style:font-name-complex="Calibri"/>
    </style:style>
    <style:style style:name="T45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46" style:parent-style-name="Tipodeletrapredefinidodoparágrafo1" style:family="text">
      <style:text-properties style:font-name="Calibri" style:font-name-asian="Yu Mincho" style:font-name-complex="Calibri"/>
    </style:style>
    <style:style style:name="P47" style:parent-style-name="Standard" style:family="paragraph">
      <style:text-properties style:font-name="Calibri" style:font-name-asian="Yu Mincho" style:font-name-complex="Calibri"/>
    </style:style>
    <style:style style:name="P48" style:parent-style-name="Standard" style:family="paragraph">
      <style:text-properties style:font-name="Calibri" style:font-name-asian="Yu Mincho" style:font-name-complex="Calibri"/>
    </style:style>
    <style:style style:name="P49" style:parent-style-name="Standard" style:family="paragraph">
      <style:text-properties style:font-name="Calibri" style:font-name-asian="Yu Mincho" style:font-name-complex="Calibri"/>
    </style:style>
    <style:style style:name="T50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51" style:parent-style-name="Tipodeletrapredefinidodoparágrafo1" style:family="text">
      <style:text-properties style:font-name="Calibri" style:font-name-asian="Yu Mincho" style:font-name-complex="Calibri"/>
    </style:style>
    <style:style style:name="P52" style:parent-style-name="Standard" style:family="paragraph">
      <style:text-properties style:font-name="Calibri" style:font-name-asian="Yu Mincho" style:font-name-complex="Calibri"/>
    </style:style>
    <style:style style:name="P53" style:parent-style-name="Standard" style:family="paragraph">
      <style:text-properties style:font-name="Calibri" style:font-name-asian="Yu Mincho" style:font-name-complex="Calibri"/>
    </style:style>
    <style:style style:name="P54" style:parent-style-name="Standard" style:family="paragraph">
      <style:text-properties style:font-name="Calibri" style:font-name-asian="Yu Mincho" style:font-name-complex="Calibri"/>
    </style:style>
    <style:style style:name="T55" style:parent-style-name="Tipodeletrapredefinidodoparágrafo1" style:family="text">
      <style:text-properties style:font-name="Calibri" style:font-name-asian="Yu Mincho" style:font-name-complex="Calibri"/>
    </style:style>
  </office:automatic-styles>
  <office:body>
    <office:text text:use-soft-page-breaks="true">
      <text:p text:style-name="P1"><text:s/>O que se pretende apresentar dia 19/03/2025.</text:p>
      <text:p text:style-name="P14"/>
      <text:p text:style-name="P15">STORY COMPLETA DO QUE SE QUER:</text:p>
      <text:p text:style-name="P16"/>
      <text:p text:style-name="Standard"><text:span text:style-name="T17">Como nadador-salvador supervisor</text:span><text:span text:style-name="T18">, quero aceder à Webapp num dia de trabalho comum, para ter uma visão geral da praia pela qual sou responsável. Quando abro a aplicação, marco a minha presença no posto de comando atual e observo que no mapa estão presentes vários marcadores relevantes, como a minha localização, a localização dos meus colegas de campo, os postos de vigia e de socorro, os bares, WC, faróis e outras estruturas, bem como a localização de riscos (hazards) na praia e a presença de alguns banhistas.</text:span></text:p>
      <text:p text:style-name="P19">Observo que no posto de vigia nº 1 estão apenas 2/3 pessoas, clico nesse posto e aloco mais um membro para completar a equipa responsável por esse posto de vigia. De seguida, acesso a área de gestão de equipas e ajusto os horários semanais da minha equipa para o posto nº 1. Envio ainda uma mensagem a todos os elementos dos postos de vigia aos quais sou responsável (“Os horários do posto 1 já estão efetuados, verifiquem”).</text:p>
      <text:p text:style-name="P20"/>
      <text:p text:style-name="Standard"><text:span text:style-name="T21">Como nadador-salvador de campo</text:span><text:span text:style-name="T22"><text:s/>alocado ao posto nº 1 pelo supervisor, acedo à aplicação e marco a minha chegada ao local. Verifico que há um risco (hazard) recentemente identificado no mapa, confirmo que existem rochas na área e atualizo o estado do risco para "ativo". Ao lado, vejo que o risco relacionado com a caravela portuguesa já não está presente, e coloco esse risco como "desativo". Mais tarde, verifico que há vidros no areal numa determinada zona e marco essa zona como perigosa (hazard) na aplicação (o que fica automaticamente como ativo, pois sou nadador-salvador).</text:span></text:p>
      <text:p text:style-name="P23"/>
      <text:p text:style-name="Standard"><text:span text:style-name="T24">Como banhista</text:span><text:span text:style-name="T25">, ao chegar à praia, faço o scan do QR Code e acedo à aplicação. Consigo ver todos os riscos (hazards) e locais de interesse, como os postos de vigia, postos de socorro, vendedores ambulantes, bares, WC, faróis e outras estruturas. Quando vou até ao mar, noto que existem vidros no areal e, através da aplicação, marco o risco, desenhando a zona correspondente no meu smartphone. Posteriormente quero adicionar o meu negócio (Bar) à aplicação, clico na minha conta e escolho “upgrade de conta”, fazendo as transações necessárias. Faço o input do nome do meu estabelecimento, imagem do bar, adiciono dois produtos que tenho e os seus preços. Posteriormente adiciono o horário de abertura do bar.</text:span></text:p>
      <text:p text:style-name="P26"/>
      <text:p text:style-name="P27"/>
      <text:p text:style-name="P28">DIVISÃO POR MINI MILESTONES:</text:p>
      <text:p text:style-name="P29"/>
      <text:p text:style-name="P30">MM1: 24/02/2025</text:p>
      <text:p text:style-name="P31"/>
      <text:p text:style-name="Standard"><text:span text:style-name="T32">Como nadador-salvador supervisor</text:span><text:span text:style-name="T33">, quero aceder à Webapp num dia de trabalho comum, para ter uma visão geral da praia pela qual sou responsável. Quando abro a aplicação, marco a minha presença no posto de comando atual e observo que no mapa estão presentes vários marcadores relevantes, como a minha localização, a localização dos meus colegas de campo, os postos de vigia e de socorro, os bares, WC, faróis e outras estruturas, bem como a localização de riscos (hazards) na praia e a presença de alguns banhistas.</text:span></text:p>
      <text:p text:style-name="P34"/>
      <text:p text:style-name="P35"/>
      <text:p text:style-name="P36"/>
      <text:p text:style-name="P37"/>
      <text:p text:style-name="P38">MM2: 03/03/2025</text:p>
      <text:p text:style-name="P39"/>
      <text:p text:style-name="Standard"><text:span text:style-name="T40">Como nadador-salvador supervisor</text:span><text:span text:style-name="T41">, quero gerir a minha equipa de campo na praia. Assim, acedendo à aplicação, observo que no posto de vigia nº 1 estão apenas 2/3 pessoas, clico nesse posto e aloco mais um membro para completar a equipa responsável por esse posto de vigia. De seguida, acesso a área de gestão de equipas e ajusto os horários semanais da minha equipa para o posto nº 1. Envio ainda uma mensagem via CHAT " a todos os elementos dos postos de vigia aos quais sou responsável “Os horários do posto 1 já estão efetuados, verifiquem”.</text:span></text:p>
      <text:p text:style-name="P42"/>
      <text:p text:style-name="P43">MM3: 10/03/2025</text:p>
      <text:p text:style-name="P44"/>
      <text:p text:style-name="Standard"><text:span text:style-name="T45">Como nadador-salvador de campo</text:span><text:span text:style-name="T46"><text:s/>alocado ao posto nº 1 pelo supervisor, acedo à aplicação e marco a minha chegada ao local. Verifico que há um risco (hazard) recentemente identificado no mapa, confirmo que existem rochas na área e atualizo o estado do risco para "ativo". Ao lado, vejo que o risco relacionado com a caravela portuguesa já não está presente, e coloco esse risco como "desativo". Mais tarde, verifico que há vidros no areal numa determinada zona e marco essa zona como perigosa (hazard) na aplicação (o que fica automaticamente como ativo, pois sou nadador-salvador).</text:span></text:p>
      <text:p text:style-name="P47"/>
      <text:p text:style-name="P48">MM4: 17/03/2025</text:p>
      <text:p text:style-name="P49"/>
      <text:p text:style-name="Standard"><text:span text:style-name="T50">Como banhista</text:span><text:span text:style-name="T51">, ao chegar à praia, faço o scan do QR Code e acedo à aplicação. Consigo ver todos os riscos (hazards) e locais de interesse, como os postos de vigia, postos de socorro, vendedores ambulantes, bares, WC, faróis e outras estruturas. Quando vou até ao mar, noto que existem vidros no areal e, através da aplicação, marco o risco, desenhando a zona correspondente no meu smartphone. Posteriormente quero adicionar o meu negócio (Bar) à aplicação, clico na minha conta e escolho “upgrade de conta”, fazendo as transações necessárias. Faço o input do nome do meu estabelecimento, imagem do bar, adiciono dois produtos que tenho e os seus preços. Posteriormente adiciono o horário de abertura do bar.</text:span></text:p>
      <text:p text:style-name="P52"/>
      <text:p text:style-name="P53"/>
      <text:p text:style-name="P54"/>
      <text:p text:style-name="Standard"><text:span text:style-name="T5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ipodeletrapredefinidodoparágrafo1" style:display-name="Tipo de letra predefinido do parágrafo1" style:family="text"/>
    <style:style style:name="Tipodeletrapredefinidodoparágrafo10" style:display-name="Tipo de letra predefinido do parágrafo1" style:family="text"/>
    <style:style style:name="Tipodeletrapredefinidodoparágrafo100" style:display-name="Tipo de letra predefinido do parágrafo10" style:family="text"/>
    <style:style style:name="Tipodeletrapredefinidodoparágrafo1000" style:display-name="Tipo de letra predefinido do parágrafo100" style:family="text"/>
    <style:style style:name="Tipodeletrapredefinidodoparágrafo10000" style:display-name="Tipo de letra predefinido do parágrafo1000" style:family="text"/>
    <style:style style:name="Tipodeletrapredefinidodoparágrafo100000" style:display-name="Tipo de letra predefinido do parágrafo10000" style:family="text"/>
    <style:style style:name="Tipodeletrapredefinidodoparágrafo1000000" style:display-name="Tipo de letra predefinido do parágrafo100000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1" style:display-name="Lista1" style:family="paragraph" style:parent-style-name="Textbody">
      <style:text-properties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1" style:display-name="Cabeçalho1" style:family="paragraph" style:parent-style-name="HeaderandFooter">
      <style:text-properties fo:hyphenate="false"/>
    </style:style>
    <style:style style:name="Ênfase1" style:display-name="Ênfase1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iperligação1" style:display-name="Hiperligação1" style:family="text" style:parent-style-name="Tipodeletrapredefinidodoparágrafo1000000">
      <style:text-properties fo:color="#0563C1" style:text-underline-type="single" style:text-underline-style="solid" style:text-underline-width="auto" style:text-underline-mode="continuous"/>
    </style:style>
    <style:style style:name="RodapéCaráter" style:display-name="Rodapé Caráter" style:family="text" style:parent-style-name="Tipodeletrapredefinidodoparágrafo1000000"/>
    <style:style style:name="Rodapé1" style:display-name="Rodapé1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2" style:display-name="Cabeçalho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100000">
      <style:text-properties style:font-name-complex="Mangal" style:font-size-complex="10.5pt"/>
    </style:style>
    <style:style style:name="Rodapé2" style:display-name="Rodapé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1" style:display-name="Rodapé Caráter1" style:family="text" style:parent-style-name="Tipodeletrapredefinidodoparágrafo100000">
      <style:text-properties style:font-name-complex="Mangal" style:font-size-complex="10.5pt"/>
    </style:style>
    <style:style style:name="Cabeçalho3" style:display-name="Cabeçalho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1" style:display-name="Cabeçalho Caráter1" style:family="text" style:parent-style-name="Tipodeletrapredefinidodoparágrafo10000">
      <style:text-properties style:font-name-complex="Mangal" style:font-size-complex="10.5pt"/>
    </style:style>
    <style:style style:name="Rodapé3" style:display-name="Rodapé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2" style:display-name="Rodapé Caráter2" style:family="text" style:parent-style-name="Tipodeletrapredefinidodoparágrafo10000">
      <style:text-properties style:font-name-complex="Mangal" style:font-size-complex="10.5pt"/>
    </style:style>
    <style:style style:name="ParágrafodaLista1" style:display-name="Parágrafo da Lista1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Cabeçalho4" style:display-name="Cabeçalho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2" style:display-name="Cabeçalho Caráter2" style:family="text" style:parent-style-name="Tipodeletrapredefinidodoparágrafo1000">
      <style:text-properties style:font-name-complex="Mangal" style:font-size-complex="10.5pt"/>
    </style:style>
    <style:style style:name="Rodapé4" style:display-name="Rodapé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3" style:display-name="Rodapé Caráter3" style:family="text" style:parent-style-name="Tipodeletrapredefinidodoparágrafo1000">
      <style:text-properties style:font-name-complex="Mangal" style:font-size-complex="10.5pt"/>
    </style:style>
    <style:style style:name="Cabeçalho5" style:display-name="Cabeçalho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3" style:display-name="Cabeçalho Caráter3" style:family="text" style:parent-style-name="Tipodeletrapredefinidodoparágrafo100">
      <style:text-properties style:font-name-complex="Mangal" style:font-size-complex="10.5pt"/>
    </style:style>
    <style:style style:name="Rodapé5" style:display-name="Rodapé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4" style:display-name="Rodapé Caráter4" style:family="text" style:parent-style-name="Tipodeletrapredefinidodoparágrafo100">
      <style:text-properties style:font-name-complex="Mangal" style:font-size-complex="10.5pt"/>
    </style:style>
    <style:style style:name="Cabeçalho6" style:display-name="Cabeçalho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4" style:display-name="Cabeçalho Caráter4" style:family="text" style:parent-style-name="Tipodeletrapredefinidodoparágrafo10">
      <style:text-properties style:font-name-complex="Mangal" style:font-size-complex="10.5pt"/>
    </style:style>
    <style:style style:name="Rodapé6" style:display-name="Rodapé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5" style:display-name="Rodapé Caráter5" style:family="text" style:parent-style-name="Tipodeletrapredefinidodoparágrafo10">
      <style:text-properties style:font-name-complex="Mangal" style:font-size-complex="10.5pt"/>
    </style:style>
    <style:style style:name="Cabeçalho7" style:display-name="Cabeçalho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5" style:display-name="Cabeçalho Caráter5" style:family="text" style:parent-style-name="Tipodeletrapredefinidodoparágrafo1">
      <style:text-properties style:font-name-complex="Mangal" style:font-size-complex="10.5pt"/>
    </style:style>
    <style:style style:name="Rodapé7" style:display-name="Rodapé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6" style:display-name="Rodapé Caráter6" style:family="text" style:parent-style-name="Tipodeletrapredefinidodoparágrafo1">
      <style:text-properties style:font-name-complex="Mangal" style:font-size-complex="10.5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6" style:display-name="Cabeçalho Caráter6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7" style:display-name="Rodapé Caráter7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TableColumn4" style:family="table-column">
      <style:table-column-properties style:column-width="2.2291in" style:use-optimal-column-width="false"/>
    </style:style>
    <style:style style:name="TableColumn5" style:family="table-column">
      <style:table-column-properties style:column-width="2.2291in" style:use-optimal-column-width="false"/>
    </style:style>
    <style:style style:name="TableColumn6" style:family="table-column">
      <style:table-column-properties style:column-width="2.2291in" style:use-optimal-column-width="false"/>
    </style:style>
    <style:style style:name="Table3" style:family="table">
      <style:table-properties style:width="6.6875in" fo:margin-left="0in" table:align="left"/>
    </style:style>
    <style:style style:name="TableRow7" style:family="table-row">
      <style:table-row-properties style:min-row-height="0.2083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Cabeçalho1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Cabeçalho1" style:family="paragraph">
      <style:paragraph-properties fo:text-align="center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Cabeçalho1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/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</table:table>
        <text:p text:style-name="Rodapé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JPNV</meta:initial-creator>
    <dc:creator>António Moreira</dc:creator>
    <meta:creation-date>2025-03-10T22:37:00Z</meta:creation-date>
    <dc:date>2025-03-10T22:37:00Z</dc:date>
    <meta:template xlink:href="Normal.dotm" xlink:type="simple"/>
    <meta:editing-cycles>3</meta:editing-cycles>
    <meta:editing-duration>PT0S</meta:editing-duration>
    <meta:document-statistic meta:page-count="1" meta:paragraph-count="9" meta:word-count="745" meta:character-count="4759" meta:row-count="33" meta:non-whitespace-character-count="4023"/>
  </office:meta>
</office:document-meta>
</file>